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style:page-number="auto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ample</text:p>
      <text:list xml:id="list28187556" text:style-name="L1">
        <text:list-item>
          <text:p text:style-name="P4">Defaults</text:p>
          <text:list>
            <text:list-item>
              <text:p text:style-name="P4">Get-Today-Date is the system date from a database function or stored procedure</text:p>
            </text:list-item>
          </text:list>
        </text:list-item>
        <text:list-item>
          <text:p text:style-name="P4">Validate-Types</text:p>
          <text:list>
            <text:list-item>
              <text:p text:style-name="P4">Character [format:AAA]</text:p>
            </text:list-item>
            <text:list-item>
              <text:p text:style-name="P4">Numeric [format:NNNNNNNNNN]</text:p>
            </text:list-item>
            <text:list-item>
              <text:p text:style-name="P4">Phone [format: NNNNNNNNNN]</text:p>
            </text:list-item>
            <text:list-item>
              <text:p text:style-name="P4">Street </text:p>
            </text:list-item>
            <text:list-item>
              <text:p text:style-name="P4">City</text:p>
            </text:list-item>
            <text:list-item>
              <text:p text:style-name="P4">Zipcode</text:p>
            </text:list-item>
            <text:list-item>
              <text:p text:style-name="P4">User-Confirm [format: NNNNNNNNNNN][definition: User-Confirm is a routine to confirm that user has an account]</text:p>
            </text:list-item>
            <text:list-item>
              <text:p text:style-name="P4">Datetime [format:]</text:p>
            </text:list-item>
          </text:list>
        </text:list-item>
      </text:list>
      <text:p text:style-name="P1"/>
      <text:list xml:id="list29160143" text:continue-numbering="true" text:style-name="L1">
        <text:list-item>
          <text:p text:style-name="P4">UI-Types</text:p>
          <text:list>
            <text:list-item>
              <text:p text:style-name="P4">Text</text:p>
            </text:list-item>
            <text:list-item>
              <text:p text:style-name="P4">Calendar</text:p>
            </text:list-item>
            <text:list-item>
              <text:p text:style-name="P4">YesNo</text:p>
            </text:list-item>
            <text:list-item>
              <text:p text:style-name="P4">List</text:p>
            </text:list-item>
            <text:list-item>
              <text:p text:style-name="P4">Map</text:p>
              <text:p text:style-name="P4"/>
            </text:list-item>
          </text:list>
        </text:list-item>
        <text:list-item>
          <text:p text:style-name="P4">Button-Types</text:p>
          <text:list>
            <text:list-item>
              <text:p text:style-name="P4">New </text:p>
            </text:list-item>
            <text:list-item>
              <text:p text:style-name="P4">Edit</text:p>
            </text:list-item>
            <text:list-item>
              <text:p text:style-name="P4">Save</text:p>
            </text:list-item>
            <text:list-item>
              <text:p text:style-name="P4">Close</text:p>
            </text:list-item>
          </text:list>
        </text:list-item>
        <text:list-item>
          <text:p text:style-name="P4">Display</text:p>
          <text:list>
            <text:list-item>
              <text:p text:style-name="P4">Date [format: MM-DD-YYYY]</text:p>
            </text:list-item>
            <text:list-item>
              <text:p text:style-name="P4">Datetime [format: MM-DD-YYYY HH:MM:SS]</text:p>
              <text:p text:style-name="P4"/>
            </text:list-item>
          </text:list>
        </text:list-item>
        <text:list-item>
          <text:p text:style-name="P4">Page [name: Sample-Page] [access: ]</text:p>
          <text:list>
            <text:list-item>
              <text:p text:style-name="P4">Header </text:p>
            </text:list-item>
            <text:list-item>
              <text:p text:style-name="P4">Title</text:p>
            </text:list-item>
            <text:list-item>
              <text:p text:style-name="P4">Description </text:p>
            </text:list-item>
            <text:list-item>
              <text:p text:style-name="P4">New [access:]</text:p>
            </text:list-item>
            <text:list-item>
              <text:p text:style-name="P4">Edit [access:]</text:p>
            </text:list-item>
            <text:list-item>
              <text:p text:style-name="P4">Delete [access:]</text:p>
            </text:list-item>
            <text:list-item>
              <text:p text:style-name="P4">Page [name: New-Sample-Type][type:float-up]</text:p>
              <text:list>
                <text:list-item>
                  <text:p text:style-name="P4">Save [type: save]</text:p>
                </text:list-item>
                <text:list-item>
                  <text:p text:style-name="P4">Close[type: close]</text:p>
                </text:list-item>
                <text:list-item>
                  <text:p text:style-name="P4"><text:soft-page-break/>Data-Controls [name: Sample-Types]</text:p>
                </text:list-item>
              </text:list>
            </text:list-item>
            <text:list-item>
              <text:p text:style-name="P4">Page [name: Edit-Sample-type][type:float-up]</text:p>
              <text:list>
                <text:list-item>
                  <text:p text:style-name="P4">Close [name: Close][type: button]</text:p>
                </text:list-item>
                <text:list-item>
                  <text:p text:style-name="P4">Data-Controls [name: Sample-Types]</text:p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</text:p>
            </text:list-item>
          </text:list>
        </text:list-item>
      </text:list>
      <text:p text:style-name="P1"/>
      <text:list xml:id="list29161365" text:continue-numbering="true" text:style-name="L1">
        <text:list-item>
          <text:p text:style-name="P4">Database [name:Sample]</text:p>
          <text:list>
            <text:list-item>
              <text:p text:style-name="P4">Table [name: Sample-Types]</text:p>
              <text:list>
                <text:list-item>
                  <text:p text:style-name="P4">Control [name:spt_no] [type:control][visible:false]</text:p>
                  <text:list>
                    <text:list-item>
                      <text:p text:style-name="P4">[definition: Primary Key is a]</text:p>
                    </text:list-item>
                    <text:list-item>
                      <text:p text:style-name="P4">Column [type:integer][size:10][pk:yes][format:NNNNNNNNNN]</text:p>
                    </text:list-item>
                    <text:list-item>
                      <text:p text:style-name="P4">UI [prompt:Primary Key][title:Primary Key][type:hidden][format:NNNNNNNNNN]</text:p>
                    </text:list-item>
                    <text:list-item>
                      <text:p text:style-name="P4">Validation [type: numeric][validate:true]</text:p>
                    </text:list-item>
                    <text:list-item>
                      <text:p text:style-name="P4">Instruction [text: I am a primary key]</text:p>
                    </text:list-item>
                  </text:list>
                </text:list-item>
                <text:list-item>
                  <text:p text:style-name="P4">Control [name:spt_xyzno] [type:control][visible:false]</text:p>
                  <text:list>
                    <text:list-item>
                      <text:p text:style-name="P4">[definition: Foreign Key is a]</text:p>
                    </text:list-item>
                    <text:list-item>
                      <text:p text:style-name="P4">Column [type:integer][size:10][fk:yes][format:NNNNNNNNNN]</text:p>
                    </text:list-item>
                    <text:list-item>
                      <text:p text:style-name="P4">UI [prompt:Foreign Key][title:Foreign Key][type:hidden][format:NNNNNNNNNN]</text:p>
                    </text:list-item>
                    <text:list-item>
                      <text:p text:style-name="P4">Validation [type: numeric][validate:true]</text:p>
                    </text:list-item>
                    <text:list-item>
                      <text:p text:style-name="P4">Instruction [text: I am a foreign key]</text:p>
                    </text:list-item>
                  </text:list>
                </text:list-item>
                <text:list-item>
                  <text:p text:style-name="P4">Control [name:spt_character_sm] <text:s/>[visible: true] [width:25][height:1][showon:create,update,read][sample:Sample text]</text:p>
                  <text:list>
                    <text:list-item>
                      <text:p text:style-name="P4">[definition: small text is a]</text:p>
                    </text:list-item>
                    <text:list-item>
                      <text:p text:style-name="P4">UI[prompt:small text is a][title:small text is a] [type:text]</text:p>
                    </text:list-item>
                    <text:list-item>
                      <text:p text:style-name="P4">Instruction [text: give some instruction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3"><text:span text:style-name="T1">Column [type:character][size:256]</text:span><text:span text:style-name="T1">[format:A-Z,a-z,0-9]</text:span></text:p>
                    </text:list-item>
                  </text:list>
                </text:list-item>
                <text:list-item>
                  <text:p text:style-name="P4">Control [name:spt_character_lg] <text:s/>[visible: true][showon:create,update,read][sample:I shall be telling this with a sigh Somewhere ages and ages hence: Two roads diverged in a wood, and I- I took the one less traveled by, And that has made all the difference. - R.Frost ]</text:p>
                  <text:list>
                    <text:list-item>
                      <text:p text:style-name="P4">[definition: large text is a]</text:p>
                    </text:list-item>
                    <text:list-item>
                      <text:p text:style-name="P4">Column [type:character][size:257][format:A-Z,a-z,0-9]</text:p>
                    </text:list-item>
                    <text:list-item>
                      <text:p text:style-name="P4">UI [prompt:large text is a][title:large text][type:textarea][width:20][height:5]</text:p>
                    </text:list-item>
                    <text:list-item>
                      <text:p text:style-name="P4">Validation [type: character][required:true][validate:false]</text:p>
                    </text:list-item>
                    <text:list-item>
                      <text:p text:style-name="P4">Instruction [text: give some instruction]</text:p>
                    </text:list-item>
                  </text:list>
                </text:list-item>
                <text:list-item>
                  <text:p text:style-name="P4">Control [name:spt_number] [visible:true][showon:create,update,read]</text:p>
                  <text:list>
                    <text:list-item>
                      <text:p text:style-name="P4">[definition: sample of number is a]</text:p>
                    </text:list-item>
                    <text:list-item>
                      <text:p text:style-name="P4">Column [type:numeric][size:10][format:NNNNNNNNNN]</text:p>
                    </text:list-item>
                    <text:list-item>
                      <text:p text:style-name="P4">UI [prompt:Enter a number][title: number][type:text]</text:p>
                    </text:list-item>
                    <text:list-item>
                      <text:p text:style-name="P4">Validation [type: numeric][required:false][validate:yes]</text:p>
                    </text:list-item>
                    <text:list-item>
                      <text:p text:style-name="P4"><text:soft-page-break/>Instruction [text: xxx x x x x <text:s text:c="2"/>xxxxxx <text:s/>x x x x x ]</text:p>
                    </text:list-item>
                  </text:list>
                </text:list-item>
                <text:list-item>
                  <text:p text:style-name="P4">Control [name:spt_boolean] [visible:true][showon:create,update,read]</text:p>
                  <text:list>
                    <text:list-item>
                      <text:p text:style-name="P4">[definition: boolean is a ]</text:p>
                    </text:list-item>
                    <text:list-item>
                      <text:p text:style-name="P4">Column [type: boolean][size:1][format:0-1]</text:p>
                    </text:list-item>
                    <text:list-item>
                      <text:p text:style-name="P4">UI [prompt:boolean is a ][title:boolean][type:yesno]</text:p>
                    </text:list-item>
                    <text:list-item>
                      <text:p text:style-name="P4">Validation [type: boolean][required:false][validate:false]</text:p>
                    </text:list-item>
                    <text:list-item>
                      <text:p text:style-name="P4">Instruction [text: abde abda abeee efafa asdfflk asddflklkj ]</text:p>
                    </text:list-item>
                  </text:list>
                </text:list-item>
                <text:list-item>
                  <text:p text:style-name="P4">Control [name:spt_active] [visible:true][showon:update,read]</text:p>
                  <text:list>
                    <text:list-item>
                      <text:p text:style-name="P4">[definition: Active ]</text:p>
                    </text:list-item>
                    <text:list-item>
                      <text:p text:style-name="P4">Column [type: boolean][size:1][format:0-1]</text:p>
                    </text:list-item>
                    <text:list-item>
                      <text:p text:style-name="P4">UI [prompt:Active][title:Active] [type:yesno]</text:p>
                    </text:list-item>
                    <text:list-item>
                      <text:p text:style-name="P4">Validation [type: boolean][required:true][validate:true]</text:p>
                    </text:list-item>
                    <text:list-item>
                      <text:p text:style-name="P4">Instruction [text: abde abda abeee efafa asdfflk asddflklkj ]</text:p>
                    </text:list-item>
                  </text:list>
                </text:list-item>
                <text:list-item>
                  <text:p text:style-name="P4">Control [name:spt_insertdate] [visible:true][default: Get-Today-Date]</text:p>
                  <text:list>
                    <text:list-item>
                      <text:p text:style-name="P4">[definition: Insert date is the date the record was inserted ]</text:p>
                    </text:list-item>
                    <text:list-item>
                      <text:p text:style-name="P4">Column [type: datetime][size:8][format: ]</text:p>
                    </text:list-item>
                    <text:list-item>
                      <text:p text:style-name="P4">UI [prompt:Insert date is the date the record was inserted][title:Insert date][type:datetime][format:MM/DD/YYYY:HH:MM:SS]</text:p>
                    </text:list-item>
                    <text:list-item>
                      <text:p text:style-name="P4">Validation [type: datetime][validate:true]</text:p>
                    </text:list-item>
                    <text:list-item>
                      <text:p text:style-name="P4">Instruction [text: <text:s/>]</text:p>
                    </text:list-item>
                  </text:list>
                </text:list-item>
                <text:list-item>
                  <text:p text:style-name="P4">Control [name:spt_lastuserno] [type:control][visible:false]</text:p>
                  <text:list>
                    <text:list-item>
                      <text:p text:style-name="P4">[definition: Last User Number]</text:p>
                    </text:list-item>
                    <text:list-item>
                      <text:p text:style-name="P4">Column [type:integer][size:10][fk:yes][format:NNNNNNNNNN]</text:p>
                    </text:list-item>
                    <text:list-item>
                      <text:p text:style-name="P4">UI [prompt:Last User Number][title:Last User Number][type:hidden][format:NNNNNNNNNN]</text:p>
                    </text:list-item>
                    <text:list-item>
                      <text:p text:style-name="P4">Validation [type: User-Confirm][validate:true][low:1][high:9999999999]</text:p>
                    </text:list-item>
                    <text:list-item>
                      <text:p text:style-name="P4">Instruction [text: I am a foreign key]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5H7M2S</meta:editing-duration>
    <meta:editing-cycles>64</meta:editing-cycles>
    <meta:generator>OpenOffice.org/3.3$Win32 OpenOffice.org_project/330m20$Build-9567</meta:generator>
    <dc:date>2011-11-07T09:02:13.04</dc:date>
    <dc:creator>James Wilfong</dc:creator>
    <meta:document-statistic meta:table-count="0" meta:image-count="0" meta:object-count="0" meta:page-count="3" meta:paragraph-count="98" meta:word-count="486" meta:character-count="4608"/>
    <meta:user-defined meta:name="Info 1"/>
    <meta:user-defined meta:name="Info 2"/>
    <meta:user-defined meta:name="Info 3"/>
    <meta:user-defined meta:name="Info 4"/>
  </office:meta>
</office:document-meta>
</file>